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3CDomHandler.W3CDomHandler( Document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3CDomHandler.marshal( Element n , ValidationEvent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Handler.setBuilder( Document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Handler.getElement( DOMResult 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3CDomHandler.W3CDom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3CDomHandler.createUnmarshaller( ValidationEventHandler error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3CDomHandler.ge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